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sans-serif"/>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a24b3" officeooo:paragraph-rsid="000a24b3"/>
    </style:style>
    <style:style style:name="P2" style:family="paragraph" style:parent-style-name="Standard">
      <style:text-properties style:text-underline-style="solid" style:text-underline-width="auto" style:text-underline-color="font-color" officeooo:rsid="000a6d25" officeooo:paragraph-rsid="000a6d25"/>
    </style:style>
    <style:style style:name="P3" style:family="paragraph" style:parent-style-name="Standard" style:list-style-name="L1">
      <style:text-properties fo:font-variant="normal" fo:text-transform="none" fo:color="#24292e" style:font-name="apple-system" fo:font-size="12pt" fo:letter-spacing="normal" fo:font-style="normal" fo:font-weight="normal" officeooo:rsid="000a6d25" officeooo:paragraph-rsid="000a6d25"/>
    </style:style>
    <style:style style:name="P4" style:family="paragraph" style:parent-style-name="Standard">
      <style:text-properties fo:font-variant="normal" fo:text-transform="none" fo:color="#24292e" style:font-name="apple-system" fo:font-size="12pt" fo:letter-spacing="normal" fo:font-style="normal" fo:font-weight="normal" officeooo:rsid="000a6d25" officeooo:paragraph-rsid="000a6d25"/>
    </style:style>
    <style:style style:name="P5" style:family="paragraph" style:parent-style-name="Standard" style:list-style-name="L1">
      <style:text-properties fo:font-variant="normal" fo:text-transform="none" fo:color="#24292e" style:font-name="apple-system" fo:font-size="12pt" fo:letter-spacing="normal" fo:font-style="normal" fo:font-weight="normal" officeooo:rsid="000cd0f1" officeooo:paragraph-rsid="000cd0f1"/>
    </style:style>
    <style:style style:name="P6" style:family="paragraph" style:parent-style-name="Standard">
      <style:text-properties fo:font-variant="normal" fo:text-transform="none" fo:color="#404040" style:font-name="Source Sans Pro" fo:letter-spacing="normal" fo:font-style="normal" fo:font-weight="normal" officeooo:rsid="000a24b3" officeooo:paragraph-rsid="000a6d25"/>
    </style:style>
    <style:style style:name="P7" style:family="paragraph" style:parent-style-name="Text_20_body" style:list-style-name="L2">
      <style:paragraph-properties fo:margin-top="0cm" fo:margin-bottom="0.423cm" loext:contextual-spacing="false" fo:orphans="2" fo:widows="2"/>
      <style:text-properties style:text-underline-style="solid" style:text-underline-width="auto" style:text-underline-color="font-color" officeooo:rsid="000a6d25" officeooo:paragraph-rsid="000a6d25"/>
    </style:style>
    <style:style style:name="T1" style:family="text">
      <style:text-properties fo:font-variant="normal" fo:text-transform="none" fo:color="#24292e" style:font-name="apple-system" fo:font-size="12pt" fo:letter-spacing="normal" fo:font-style="normal" style:text-underline-style="none" fo:font-weight="normal"/>
    </style:style>
    <style:style style:name="T2" style:family="text">
      <style:text-properties fo:font-variant="normal" fo:text-transform="none" fo:color="#24292e" style:font-name="apple-system" fo:font-size="12pt" fo:letter-spacing="normal" fo:font-style="normal" style:text-underline-style="none" fo:font-weight="bold"/>
    </style:style>
    <style:style style:name="T3" style:family="text">
      <style:text-properties officeooo:rsid="000add1a"/>
    </style:style>
    <style:style style:name="T4" style:family="text">
      <style:text-properties officeooo:rsid="000ecf2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HTML </text:p>
      <text:p text:style-name="P1"/>
      <text:p text:style-name="P1">Dynamic parts of the webpage</text:p>
      <text:p text:style-name="P1"/>
      <text:p text:style-name="P2">List of Dynamic parts and problems that could arise</text:p>
      <text:p text:style-name="P2"/>
      <text:list xml:id="list4115332303" text:style-name="L2">
        <text:list-item>
          <text:p text:style-name="P7"><text:span text:style-name="T1">For example the number next to </text:span><text:span text:style-name="Strong_20_Emphasis"><text:span text:style-name="T2">Things to buy</text:span></text:span><text:span text:style-name="T1"> is dynamic because we cannot predict how many items the user will add to their list.</text:span></text:p>
        </text:list-item>
      </text:list>
      <text:list xml:id="list1316030918" text:style-name="L1">
        <text:list-item>
          <text:p text:style-name="P3">The text input box is dynamic as the user has to input the text correctly a problem could be they may try to list everything at once rather than as separate items. Spelling mistakes and none text items may also be inputted which is difficult to change once added or not what is required.</text:p>
          <text:p text:style-name="P5">Another problem with this input box could be adding quanties to it for instance if you wanted 2 cakes, you wouldhave to input cakes twice. This would take a lot of time. Similarly it depends on how much detail the user inputs they could just put cakes or they could put in red velvet cakes so the amount of text inputted varies with detail.</text:p>
        </text:list-item>
      </text:list>
      <text:p text:style-name="P4"/>
      <text:list xml:id="list131341642177830" text:continue-numbering="true" text:style-name="L1">
        <text:list-item>
          <text:p text:style-name="P3">The buttons are all dynamic as they <text:span text:style-name="T3">require the user to click them which will then</text:span> either remove it from the list or create a new list eventually. Currently there is no way to undo an accidental click <text:span text:style-name="T4">or save items on the list</text:span></text:p>
        </text:list-item>
      </text:list>
      <text:p text:style-name="P4"/>
      <text:p text:style-name="P6"/>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sans-serif"/>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0:34:21.099672281</meta:creation-date>
    <dc:date>2019-03-29T13:13:40.218425308</dc:date>
    <meta:editing-duration>PT2H17M29S</meta:editing-duration>
    <meta:editing-cycles>4</meta:editing-cycles>
    <meta:generator>LibreOffice/6.0.7.3$Linux_X86_64 LibreOffice_project/00m0$Build-3</meta:generator>
    <meta:document-statistic meta:table-count="0" meta:image-count="0" meta:object-count="0" meta:page-count="1" meta:paragraph-count="8" meta:word-count="206" meta:character-count="1071" meta:non-whitespace-character-count="874"/>
  </office:meta>
</office:document-meta>
</file>